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E0000017DA1C609D5C4C22A4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  <style:text-properties style:font-name="Liberation Seri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21cm" svg:height="11.049cm" svg:x="0.476cm" svg:y="2.651cm">
          <draw:image xlink:href="Pictures/10000000000003AE0000017DA1C609D5C4C22A4A.png" xlink:type="simple" xlink:show="embed" xlink:actuate="onLoad" loext:mime-type="image/png">
            <text:p/>
          </draw:image>
        </draw:frame>
        <draw:line draw:style-name="gr2" draw:text-style-name="P2" draw:layer="layout" svg:x1="14.192cm" svg:y1="2.016cm" svg:x2="14.192cm" svg:y2="4.175cm">
          <text:p text:style-name="P1"><text:span text:style-name="T1"/></text:p>
        </draw:line>
        <draw:frame draw:style-name="gr3" draw:text-style-name="P4" draw:layer="layout" svg:width="3.669cm" svg:height="0.954cm" svg:x="12.301cm" svg:y="0.873cm">
          <draw:text-box>
            <text:p text:style-name="P3"><text:span text:style-name="T1">Optical Path</text:span></text:p>
          </draw:text-box>
        </draw:frame>
        <draw:frame draw:style-name="gr3" draw:text-style-name="P4" draw:layer="layout" svg:width="2.445cm" svg:height="0.954cm" svg:x="18.383cm" svg:y="8.936cm">
          <draw:text-box>
            <text:p text:style-name="P3"><text:span text:style-name="T1">Flexure</text:span></text:p>
          </draw:text-box>
        </draw:frame>
        <draw:frame draw:style-name="gr3" draw:text-style-name="P4" draw:layer="layout" svg:width="3.025cm" svg:height="0.954cm" svg:x="21.558cm" svg:y="2.016cm">
          <draw:text-box>
            <text:p text:style-name="P3"><text:span text:style-name="T1">End Mass</text:span></text:p>
          </draw:text-box>
        </draw:frame>
        <draw:line draw:style-name="gr4" draw:text-style-name="P5" draw:layer="layout" svg:x1="23.717cm" svg:y1="3.032cm" svg:x2="25.749cm" svg:y2="5.318cm">
          <text:p/>
        </draw:line>
        <draw:line draw:style-name="gr4" draw:text-style-name="P5" draw:layer="layout" svg:x1="18.51cm" svg:y1="9.128cm" svg:x2="14.446cm" svg:y2="7.096cm">
          <text:p/>
        </draw:line>
        <draw:frame draw:style-name="gr3" draw:text-style-name="P4" draw:layer="layout" svg:width="4.723cm" svg:height="0.954cm" svg:x="17.089cm" svg:y="3.221cm">
          <draw:text-box>
            <text:p text:style-name="P3"><text:span text:style-name="T1">Readout Mirrors</text:span></text:p>
          </draw:text-box>
        </draw:frame>
        <draw:line draw:style-name="gr5" draw:text-style-name="P2" draw:layer="layout" svg:x1="17.113cm" svg:y1="3.794cm" svg:x2="14.7cm" svg:y2="4.68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4-29T11:32:32.935506291</dc:date>
    <meta:editing-duration>PT23M2S</meta:editing-duration>
    <meta:editing-cycles>2</meta:editing-cycles>
    <meta:generator>LibreOffice/6.4.1.2$Linux_X86_64 LibreOffice_project/40$Build-2</meta:generator>
    <meta:document-statistic meta:object-count="9"/>
  </office:meta>
</office:document-meta>
</file>